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 fo:background-color="#ffffff"/>
    </style:style>
    <style:style style:name="P6" style:family="paragraph" style:parent-style-name="Standard">
      <style:paragraph-properties fo:margin-left="0in" fo:margin-right="0in" fo:line-height="150%" fo:text-align="justify" style:justify-single-word="false" fo:text-indent="0in" style:auto-text-indent="false"/>
    </style:style>
    <style:style style:name="P7" style:family="paragraph" style:parent-style-name="Heading_20_1" style:master-page-name="Standard">
      <style:paragraph-properties fo:line-height="150%" fo:text-align="center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font-size-asian="12pt" style:font-size-complex="12pt" fo:background-color="#ffffff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fo:font-weight="bold" style:font-size-asian="12pt" style:font-weight-asian="bold" style:font-size-complex="12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gjdgxs"/>Reconhecimento de premissas e conclusão</text:p>
      <text:p text:style-name="P1"/>
      <text:p text:style-name="P2"><text:span text:style-name="T1">Nome</text:span><text:span text:style-name="T2">:Alexandre Sávio Mendes da Costa <text:s text:c="5"/></text:span><text:span text:style-name="T1">Turma: Info-1 203</text:span></text:p>
      <text:p text:style-name="P4"/>
      <text:p text:style-name="P4"/>
      <text:p text:style-name="P6"><text:span text:style-name="T3">(1) Esteja certo da qualidade do nosso trabalho. Passamos os últimos três meses trabalhando sem descanso nele. </text:span></text:p>
      <text:p text:style-name="P6"><text:span text:style-name="T5">Respostas</text:span></text:p>
      <text:p text:style-name="P6"><text:span text:style-name="T3">Premissa 1: Passamos os últimos três meses trabalhando sem descanso nele.</text:span></text:p>
      <text:p text:style-name="P6"><text:span text:style-name="T3">Premissa 2: Trabalhando sem descansar.</text:span></text:p>
      <text:p text:style-name="P6"><text:span text:style-name="T3">Conclusão: Estamos certo da qualidade do nosso trabalho.</text:span></text:p>
      <text:p text:style-name="P4"/>
      <text:p text:style-name="P3"><text:span text:style-name="T3">(2) É um absurdo que o presidente seja a favor de aumentar a idade da aposentadoria, já que ele próprio se aposentou com 33 anos.</text:span></text:p>
      <text:p text:style-name="P3"><text:span text:style-name="T5">Respostas</text:span></text:p>
      <text:p text:style-name="P3"><text:span text:style-name="T3">Premissa 1: É um absurdo que o presidente seja a favor de aumentar a idade da aposentadoria.</text:span></text:p>
      <text:p text:style-name="P3"><text:span text:style-name="T3">Premissa 2: Seja a favor de aumentar a idade da aposentadoria.</text:span></text:p>
      <text:p text:style-name="P3"><text:span text:style-name="T3">Conclusão: Já que ele próprio se aposentou com 33 anos.</text:span></text:p>
      <text:p text:style-name="P4"/>
      <text:p text:style-name="P3"><text:span text:style-name="T3">(3) É ridículo que reclamem da contenção de gastos, o economista John Kenneth Galbraith em pessoa defende que uma apertada política econômica é a melhor cura para a recessão.</text:span></text:p>
      <text:p text:style-name="P3"><text:span text:style-name="T5">Respostas</text:span></text:p>
      <text:p text:style-name="P3"><text:span text:style-name="T3">Premissa 1: É ridículo que reclamem da contenção de gastos, o economista John Kenneth Galbraith em pessoa defende</text:span></text:p>
      <text:p text:style-name="P3"><text:span text:style-name="T3">Premissa 2: É ridículo que reclamem da contenção de gastos.</text:span></text:p>
      <text:p text:style-name="P3"><text:span text:style-name="T3">Conclusão: Que uma apertada política econômica é a melhor cura para a recessão</text:span></text:p>
      <text:p text:style-name="P4"/>
      <text:p text:style-name="P3"><text:span text:style-name="T3">(4) Se não reformar a previdência, vai ter a inflação, o que será muito ruim para o Brasil. Portanto, a reforma da previdência proposta pelo governo tem que passar!</text:span></text:p>
      <text:p text:style-name="P3"><text:span text:style-name="T5">Respostas</text:span></text:p>
      <text:p text:style-name="P3"><text:soft-page-break/><text:span text:style-name="T3">Premissa 1: Se não reformar a previdência, vai ter a inflação, o que será muito ruim para o Brasil.</text:span></text:p>
      <text:p text:style-name="P3"><text:span text:style-name="T3">Premissa 2: O que será muito ruim para o Brasil. </text:span></text:p>
      <text:p text:style-name="P3"><text:span text:style-name="T3">Conclusão: Portanto, a reforma da previdência proposta pelo governo tem que passar!</text:span></text:p>
      <text:p text:style-name="P4"/>
      <text:p text:style-name="P3"><text:span text:style-name="T3">(5) </text:span><text:span text:style-name="T4">Se Sócrates tivesse nascido em Estagira, seria grego; Sócrates era grego; logo, Sócrates nasceu em Estagira.</text:span></text:p>
      <text:p text:style-name="P3"><text:span text:style-name="T6">Respostas</text:span></text:p>
      <text:p text:style-name="P3"><text:span text:style-name="T4">Premissa 1: Se Sócrates tivesse nascido em Estagira seria grego, Sócrates era grego.</text:span></text:p>
      <text:p text:style-name="P3"><text:span text:style-name="T4">Premissa 2: Logo Sócrates era grego.</text:span></text:p>
      <text:p text:style-name="P3"><text:span text:style-name="T4">Conclusão: Sócrates nasceu em Estagira.</text:span></text:p>
      <text:p text:style-name="P5"/>
      <text:p text:style-name="P3"><text:span text:style-name="T4">(6) Já que a teoria da evolução diz que o homem veio do macaco, por que não vemos os macacos <text:s/>evoluindo para homens hoje?</text:span></text:p>
      <text:p text:style-name="P3"><text:span text:style-name="T6">Respostas</text:span></text:p>
      <text:p text:style-name="P3"><text:span text:style-name="T4">Premissa 1: Já que a teoria da evolução diz que o homem veio do macaco</text:span></text:p>
      <text:p text:style-name="P3"><text:span text:style-name="T4">Premissa 2: A teoria da evolução diz que o homem veio do macaco</text:span></text:p>
      <text:p text:style-name="P3"><text:span text:style-name="T4">Conclusão : Por que não vemos os macacos <text:s/>evoluindo para homens hoje?</text:span></text:p>
      <text:p text:style-name="P5"/>
      <text:p text:style-name="P3"><text:span text:style-name="T4">(7) Você percebe que o ateísmo é pernicioso quando observa o quanto ele torna as pessoas perniciosas.</text:span></text:p>
      <text:p text:style-name="P3"><text:span text:style-name="T6">Respostas</text:span></text:p>
      <text:p text:style-name="P3"><text:span text:style-name="T4">Premissa 1: Quando observa o ateísmo quanto ele torna as pessoas perniciosas.</text:span></text:p>
      <text:p text:style-name="P3"><text:span text:style-name="T4">Premissa 2: Ele torna as pessoas perniciosas.</text:span></text:p>
      <text:p text:style-name="P3"><text:span text:style-name="T4">Conclusão: Você percebe que o ateísmo e pernicioso</text:span></text:p>
      <text:p text:style-name="P5"/>
      <text:p text:style-name="P3"><text:span text:style-name="T4">(8) O coronavírus não mata tanto. Os números estão sendo manipulados pela mídia. </text:span></text:p>
      <text:p text:style-name="P3"><text:span text:style-name="T6">Respostas</text:span></text:p>
      <text:p text:style-name="P3"><text:span text:style-name="T4">Premissa 1: O coronavírus não mata tanto </text:span></text:p>
      <text:p text:style-name="P3"><text:span text:style-name="T4">Premissa 2: Nao mata tanto </text:span></text:p>
      <text:p text:style-name="P3"><text:soft-page-break/><text:span text:style-name="T4">Conclusão: Os números estão sendo manipulados pela mídia</text:span></text:p>
      <text:p text:style-name="P5"/>
      <text:p text:style-name="P5"/>
      <text:p text:style-name="P3"><text:span text:style-name="T4">(9) Se Deus fosse bom, onipotente e onisciente, o mal não existiria. Supondo que você não seja cego, é evidente que o mal existe, Logo, está claro que é Deus que não existe. <text:s/></text:span></text:p>
      <text:p text:style-name="P3"><text:span text:style-name="T6">Respostas</text:span></text:p>
      <text:p text:style-name="P3"><text:span text:style-name="T4">Premissa 1: Se Deus fosse bom, onipotente, o mal não existiria.</text:span></text:p>
      <text:p text:style-name="P3"><text:span text:style-name="T4">Premissa 2: Supondo que você não seja cego, é evidente que o mal existe.</text:span></text:p>
      <text:p text:style-name="P3"><text:span text:style-name="T4">Conclusão: Logo, está claro que é Deus que não existe.</text:span></text:p>
      <text:p text:style-name="P5"/>
      <text:p text:style-name="P3"><text:span text:style-name="T4">(10) Os egípcios acreditavam em vida após a morte. Prova disso é a presença constante desse tema nos escritos egípcios encontrados pelos arqueólogos. </text:span></text:p>
      <text:p text:style-name="P3"><text:span text:style-name="T6">Respostas</text:span></text:p>
      <text:p text:style-name="P3"><text:span text:style-name="T4">Premissa 1:Prova disso é a presença constante desse tema nos escritos egípcios encontrados pelos arqueólogos.</text:span></text:p>
      <text:p text:style-name="P3"><text:span text:style-name="T4">Premissa 2: Escritos egípcios encontrados pelos arqueólogos</text:span></text:p>
      <text:p text:style-name="P3"><text:span text:style-name="T4">Conclusão: Os egípcios acreditavam em vida após a mor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2" meta:word-count="571" meta:character-count="3433" meta:non-whitespace-character-count="2899"/>
    <meta:generator>LibreOfficeDev/6.0.5.2$Linux_X86_64 LibreOffice_project/</meta:generator>
  </office:meta>
</office:document-meta>
</file>